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ource Serif Pro" svg:font-family="'Source Serif Pro'" style:font-family-generic="roman" style:font-pitch="variable"/>
    <style:font-face style:name="Caladea" svg:font-family="Caladea" style:font-family-generic="swiss" style:font-pitch="variable"/>
    <style:font-face style:name="Source Sans Pro" svg:font-family="'Source Sans Pro'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" svg:font-family="Consola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99cm" fo:margin-bottom="0cm" loext:contextual-spacing="false" fo:line-height="100%" fo:text-align="end" style:justify-single-word="false" fo:text-indent="0cm" style:auto-text-indent="false"/>
      <style:text-properties style:font-name="Source Serif Pro" fo:font-size="10pt" fo:language="pt" fo:country="BR" officeooo:rsid="004f3d21" officeooo:paragraph-rsid="004f3d21" fo:background-color="#ffffff" style:font-size-asian="10pt" style:font-size-complex="10pt"/>
    </style:style>
    <style:style style:name="P2" style:family="paragraph" style:parent-style-name="Standard">
      <style:paragraph-properties fo:margin-left="0cm" fo:margin-right="0cm" fo:margin-top="0.106cm" fo:margin-bottom="0.106cm" loext:contextual-spacing="true" fo:line-height="100%" fo:text-align="justify" style:justify-single-word="false" fo:text-indent="0cm" style:auto-text-indent="false"/>
      <style:text-properties style:font-name="Source Serif Pro" fo:font-size="10pt" fo:language="pt" fo:country="BR" fo:background-color="#ffffff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normal" officeooo:rsid="003ad726" officeooo:paragraph-rsid="0039be59" fo:background-color="#ffffff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normal" officeooo:rsid="003ad726" officeooo:paragraph-rsid="00399504" fo:background-color="#ffffff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normal" officeooo:rsid="003ad726" officeooo:paragraph-rsid="002fea65" fo:background-color="#ffffff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normal" officeooo:paragraph-rsid="00399504" fo:background-color="#ffffff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normal" officeooo:rsid="00147991" officeooo:paragraph-rsid="002fea65" fo:background-color="#ffffff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normal" officeooo:paragraph-rsid="003f3890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officeooo:paragraph-rsid="0039be59" fo:background-color="#ffffff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officeooo:paragraph-rsid="00399504" fo:background-color="#ffffff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fo:font-weight="bold" officeooo:rsid="003ad726" officeooo:paragraph-rsid="003ad726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officeooo:paragraph-rsid="003f3890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Source Serif Pro" fo:font-size="10pt" fo:language="pt" fo:country="BR" officeooo:paragraph-rsid="004774a1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language="pt" fo:country="BR" officeooo:paragraph-rsid="003cd51f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language="pt" fo:country="BR" officeooo:paragraph-rsid="00556c09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Source Serif Pro" fo:font-size="10pt" fo:language="pt" fo:country="BR" fo:font-weight="bold" officeooo:rsid="003ad726" officeooo:paragraph-rsid="003ad726" fo:background-color="#ffffff" style:font-size-asian="10pt" style:font-weight-asian="bold" style:font-size-complex="10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Source Serif Pro" fo:font-size="10pt" fo:language="pt" fo:country="BR" fo:font-weight="normal" officeooo:paragraph-rsid="00430a0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1pt" fo:language="pt" fo:country="BR" fo:font-weight="normal" officeooo:rsid="000c2779" officeooo:paragraph-rsid="00517eaa" fo:background-color="#fff20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bold" officeooo:rsid="00162e94" officeooo:paragraph-rsid="002fea65" fo:background-color="#ffffff" style:font-size-asian="10pt" style:font-weight-asian="bold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bold" officeooo:rsid="00216f08" officeooo:paragraph-rsid="002fea65" fo:background-color="#ffffff" style:font-size-asian="10pt" style:font-weight-asian="bold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normal" fo:background-color="#fffff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ource Serif Pro" fo:font-size="10pt" fo:language="pt" fo:country="BR" fo:font-weight="normal" fo:background-color="#fffff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ource Serif Pro" fo:font-size="10pt" fo:language="pt" fo:country="BR" fo:font-weight="normal" officeooo:rsid="00308197" officeooo:paragraph-rsid="00308197" fo:background-color="#fffff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normal" officeooo:rsid="00308197" officeooo:paragraph-rsid="00308197" fo:background-color="#fffff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normal" officeooo:rsid="00161a1d" officeooo:paragraph-rsid="00161a1d" fo:background-color="#fffff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normal" officeooo:rsid="00161a1d" officeooo:paragraph-rsid="005956f4" fo:background-color="#fffff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Source Serif Pro" fo:font-size="10pt" fo:language="pt" fo:country="BR" fo:font-weight="normal" officeooo:paragraph-rsid="001fc09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officeooo:paragraph-rsid="001fc095" style:font-size-asian="10pt" style:font-size-complex="10pt"/>
    </style:style>
    <style:style style:name="P30" style:family="paragraph" style:parent-style-name="Standard">
      <style:paragraph-properties fo:margin-top="0cm" fo:margin-bottom="0.4cm" loext:contextual-spacing="false" fo:line-height="100%" fo:text-align="justify" style:justify-single-word="false" fo:padding="0.049cm" fo:border-left="none" fo:border-right="none" fo:border-top="0.06pt solid #000000" fo:border-bottom="0.06pt solid #000000" style:shadow="none" style:writing-mode="lr-tb"/>
      <style:text-properties style:font-name="Source sans Pro" fo:font-size="9.89999961853027pt" fo:language="pt" fo:country="BR" fo:font-weight="bold" officeooo:rsid="000e1b39" officeooo:paragraph-rsid="000e1b39" fo:background-color="#ffffff" style:font-size-asian="9.89999961853027pt" style:font-weight-asian="bold" style:font-size-complex="9.89999961853027pt"/>
    </style:style>
    <style:style style:name="P31" style:family="paragraph" style:parent-style-name="Standard" style:master-page-name="">
      <loext:graphic-properties draw:fill="none"/>
      <style:paragraph-properties fo:margin-left="2cm" fo:margin-right="2cm" fo:margin-top="0cm" fo:margin-bottom="0cm" loext:contextual-spacing="false" fo:line-height="120%" fo:text-align="justify" style:justify-single-word="false" fo:text-indent="0cm" style:auto-text-indent="false" style:page-number="auto" fo:background-color="transparent"/>
      <style:text-properties style:font-name="Source Serif Pro" fo:font-size="11pt" fo:language="pt" fo:country="BR" fo:font-weight="normal" officeooo:rsid="002e8464" officeooo:paragraph-rsid="00523090" style:font-size-asian="11pt" style:font-weight-asian="normal" style:font-size-complex="11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Source Serif Pro" fo:font-size="10pt" fo:language="pt" fo:country="BR" officeooo:paragraph-rsid="003cd51f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Source Serif Pro" fo:font-size="10pt" fo:language="pt" fo:country="BR" fo:font-weight="normal" officeooo:rsid="0044e7c9" officeooo:paragraph-rsid="0044e7c9" style:font-size-asian="10pt" style:font-weight-asian="normal" style:font-size-complex="10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Source Serif Pro" fo:font-size="10pt" fo:language="pt" fo:country="BR" fo:font-weight="normal" officeooo:rsid="0017e628" officeooo:paragraph-rsid="003f3890" style:font-size-asian="10pt" style:font-weight-asian="normal" style:font-size-complex="10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Source Serif Pro" fo:font-size="10pt" fo:language="pt" fo:country="BR" fo:font-weight="normal" officeooo:paragraph-rsid="002fea65" style:font-size-asian="10pt" style:font-weight-asian="normal" style:font-size-complex="10pt" style:font-weight-complex="normal"/>
    </style:style>
    <style:style style:name="P36" style:family="paragraph" style:parent-style-name="Standard" style:master-page-name="Standard">
      <style:paragraph-properties fo:margin-top="0cm" fo:margin-bottom="0.3cm" loext:contextual-spacing="false" fo:line-height="100%" fo:text-align="center" style:justify-single-word="false" style:page-number="1"/>
      <style:text-properties style:font-name="Source Sans Pro" fo:font-size="11pt" fo:language="pt" fo:country="BR" fo:font-weight="bold" officeooo:paragraph-rsid="00479ff1" fo:background-color="#ffffff" style:font-size-asian="11pt" style:font-weight-asian="bold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ource Serif Pro" fo:font-size="10pt" fo:language="pt" fo:country="BR" fo:font-weight="bold" officeooo:rsid="00216f08" fo:background-color="#ffffff" style:font-size-asian="10pt" style:font-weight-asian="bold" style:font-size-complex="10pt"/>
    </style:style>
    <style:style style:name="T1" style:family="text">
      <style:text-properties fo:font-weight="bold" fo:background-color="#ffffff" loext:char-shading-value="0" style:font-weight-asian="bold" style:font-weight-complex="bold"/>
    </style:style>
    <style:style style:name="T2" style:family="text">
      <style:text-properties fo:font-weight="bold" officeooo:rsid="00417ea4" fo:background-color="#ffffff" loext:char-shading-value="0" style:font-weight-asian="bold" style:font-weight-complex="bold"/>
    </style:style>
    <style:style style:name="T3" style:family="text">
      <style:text-properties fo:font-weight="bold" officeooo:rsid="004774a1" fo:background-color="#ffffff" loext:char-shading-value="0" style:font-weight-asian="bold" style:font-weight-complex="bold"/>
    </style:style>
    <style:style style:name="T4" style:family="text">
      <style:text-properties fo:font-weight="bold" officeooo:rsid="002a1f91" fo:background-color="#ffffff" loext:char-shading-value="0" style:font-weight-asian="bold" style:font-weight-complex="bold"/>
    </style:style>
    <style:style style:name="T5" style:family="text">
      <style:text-properties fo:font-weight="bold" officeooo:rsid="0044e7c9" fo:background-color="#ffffff" loext:char-shading-value="0" style:font-weight-asian="bold" style:font-weight-complex="bold"/>
    </style:style>
    <style:style style:name="T6" style:family="text">
      <style:text-properties fo:font-weight="bold" officeooo:rsid="003cd51f" fo:background-color="#ffffff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d726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3f3890" fo:background-color="transparent" loext:char-shading-value="0" style:font-weight-asian="bold" style:font-weight-complex="bold"/>
    </style:style>
    <style:style style:name="T11" style:family="text">
      <style:text-properties fo:font-weight="bold" officeooo:rsid="004159c4" fo:background-color="transparent" loext:char-shading-value="0" style:font-weight-asian="bold" style:font-weight-complex="bold"/>
    </style:style>
    <style:style style:name="T12" style:family="text">
      <style:text-properties fo:font-weight="bold" officeooo:rsid="00161a1d" fo:background-color="transparent" loext:char-shading-value="0" style:font-weight-asian="bold" style:font-weight-complex="bold"/>
    </style:style>
    <style:style style:name="T13" style:family="text">
      <style:text-properties fo:font-weight="bold" officeooo:rsid="0017e628" fo:background-color="transparent" loext:char-shading-value="0" style:font-weight-asian="bold" style:font-weight-complex="bold"/>
    </style:style>
    <style:style style:name="T14" style:family="text">
      <style:text-properties fo:font-weight="bold" officeooo:rsid="003cd51f" fo:background-color="transparent" loext:char-shading-value="0" style:font-weight-asian="bold" style:font-weight-complex="bold"/>
    </style:style>
    <style:style style:name="T15" style:family="text">
      <style:text-properties officeooo:rsid="000a2d73"/>
    </style:style>
    <style:style style:name="T16" style:family="text">
      <style:text-properties officeooo:rsid="000fbdf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28c53" fo:background-color="transparent" loext:char-shading-value="0"/>
    </style:style>
    <style:style style:name="T19" style:family="text">
      <style:text-properties officeooo:rsid="00260b37" fo:background-color="transparent" loext:char-shading-value="0"/>
    </style:style>
    <style:style style:name="T20" style:family="text">
      <style:text-properties officeooo:rsid="001a9024" fo:background-color="transparent" loext:char-shading-value="0"/>
    </style:style>
    <style:style style:name="T21" style:family="text">
      <style:text-properties officeooo:rsid="00399504" fo:background-color="transparent" loext:char-shading-value="0"/>
    </style:style>
    <style:style style:name="T22" style:family="text">
      <style:text-properties officeooo:rsid="003cd51f" fo:background-color="transparent" loext:char-shading-value="0"/>
    </style:style>
    <style:style style:name="T23" style:family="text">
      <style:text-properties officeooo:rsid="0012119d" fo:background-color="transparent" loext:char-shading-value="0"/>
    </style:style>
    <style:style style:name="T24" style:family="text">
      <style:text-properties officeooo:rsid="00162e94" fo:background-color="transparent" loext:char-shading-value="0"/>
    </style:style>
    <style:style style:name="T25" style:family="text">
      <style:text-properties officeooo:rsid="0017e628" fo:background-color="transparent" loext:char-shading-value="0"/>
    </style:style>
    <style:style style:name="T26" style:family="text">
      <style:text-properties officeooo:rsid="0040048e" fo:background-color="transparent" loext:char-shading-value="0"/>
    </style:style>
    <style:style style:name="T27" style:family="text">
      <style:text-properties officeooo:rsid="004159c4" fo:background-color="transparent" loext:char-shading-value="0"/>
    </style:style>
    <style:style style:name="T28" style:family="text">
      <style:text-properties officeooo:rsid="00161a1d" fo:background-color="transparent" loext:char-shading-value="0"/>
    </style:style>
    <style:style style:name="T29" style:family="text">
      <style:text-properties officeooo:rsid="00278948" fo:background-color="transparent" loext:char-shading-value="0"/>
    </style:style>
    <style:style style:name="T30" style:family="text">
      <style:text-properties officeooo:rsid="000b6414" fo:background-color="transparent" loext:char-shading-value="0"/>
    </style:style>
    <style:style style:name="T31" style:family="text">
      <style:text-properties officeooo:rsid="0029eab4" fo:background-color="transparent" loext:char-shading-value="0"/>
    </style:style>
    <style:style style:name="T32" style:family="text">
      <style:text-properties officeooo:rsid="003f3890" fo:background-color="transparent" loext:char-shading-value="0"/>
    </style:style>
    <style:style style:name="T33" style:family="text">
      <style:text-properties officeooo:rsid="000ae8ea" fo:background-color="transparent" loext:char-shading-value="0"/>
    </style:style>
    <style:style style:name="T34" style:family="text">
      <style:text-properties officeooo:rsid="002a1f91" fo:background-color="transparent" loext:char-shading-value="0"/>
    </style:style>
    <style:style style:name="T35" style:family="text">
      <style:text-properties officeooo:rsid="00295c97" fo:background-color="transparent" loext:char-shading-value="0"/>
    </style:style>
    <style:style style:name="T36" style:family="text">
      <style:text-properties officeooo:rsid="002cc81c" fo:background-color="transparent" loext:char-shading-value="0"/>
    </style:style>
    <style:style style:name="T37" style:family="text">
      <style:text-properties officeooo:rsid="00430a05" fo:background-color="transparent" loext:char-shading-value="0"/>
    </style:style>
    <style:style style:name="T38" style:family="text">
      <style:text-properties officeooo:rsid="00468d59" fo:background-color="transparent" loext:char-shading-value="0"/>
    </style:style>
    <style:style style:name="T39" style:family="text">
      <style:text-properties officeooo:rsid="00600581" fo:background-color="transparent" loext:char-shading-value="0"/>
    </style:style>
    <style:style style:name="T40" style:family="text">
      <style:text-properties officeooo:rsid="00128c53"/>
    </style:style>
    <style:style style:name="T41" style:family="text">
      <style:text-properties officeooo:rsid="001fc095" fo:background-color="#fff200" loext:char-shading-value="0"/>
    </style:style>
    <style:style style:name="T42" style:family="text">
      <style:text-properties officeooo:rsid="001ec00b"/>
    </style:style>
    <style:style style:name="T43" style:family="text">
      <style:text-properties officeooo:rsid="001fc095"/>
    </style:style>
    <style:style style:name="T44" style:family="text">
      <style:text-properties officeooo:rsid="00399504"/>
    </style:style>
    <style:style style:name="T45" style:family="text">
      <style:text-properties style:text-underline-style="none" officeooo:rsid="00399504" fo:background-color="transparent" loext:char-shading-value="0"/>
    </style:style>
    <style:style style:name="T46" style:family="text">
      <style:text-properties style:text-underline-style="none" officeooo:rsid="0058e177" fo:background-color="transparent" loext:char-shading-value="0"/>
    </style:style>
    <style:style style:name="T47" style:family="text">
      <style:text-properties officeooo:rsid="003ad726"/>
    </style:style>
    <style:style style:name="T48" style:family="text">
      <style:text-properties officeooo:rsid="003f389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99504" style:font-weight-asian="normal" style:font-weight-complex="normal"/>
    </style:style>
    <style:style style:name="T51" style:family="text">
      <style:text-properties fo:font-weight="normal" officeooo:rsid="000fbdf0" style:font-weight-asian="normal" style:font-weight-complex="normal"/>
    </style:style>
    <style:style style:name="T52" style:family="text">
      <style:text-properties fo:font-weight="normal" officeooo:rsid="001083a2" style:font-weight-asian="normal" style:font-weight-complex="normal"/>
    </style:style>
    <style:style style:name="T53" style:family="text">
      <style:text-properties fo:font-weight="normal" officeooo:rsid="0058e177" style:font-weight-asian="normal" style:font-weight-complex="normal"/>
    </style:style>
    <style:style style:name="T54" style:family="text">
      <style:text-properties fo:font-weight="normal" officeooo:rsid="0040048e" fo:background-color="#ffffff" loext:char-shading-value="0" style:font-weight-asian="normal" style:font-weight-complex="normal"/>
    </style:style>
    <style:style style:name="T55" style:family="text">
      <style:text-properties fo:font-weight="normal" officeooo:rsid="00161a1d" fo:background-color="#ffffff" loext:char-shading-value="0" style:font-weight-asian="normal" style:font-weight-complex="normal"/>
    </style:style>
    <style:style style:name="T56" style:family="text">
      <style:text-properties style:font-name="Source Serif Pro" fo:font-size="10pt" fo:font-weight="normal" officeooo:rsid="003ad726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style:font-name="Source Serif Pro" fo:font-size="10pt" fo:font-weight="normal" officeooo:rsid="00147991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style:font-name="Source Serif Pro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59" style:family="text">
      <style:text-properties style:font-name="Source Serif Pro" fo:font-size="10pt" fo:font-weight="normal" officeooo:rsid="000b6414" fo:background-color="#ffffff" loext:char-shading-value="0" style:font-size-asian="10pt" style:font-weight-asian="normal" style:font-size-complex="10pt" style:font-weight-complex="normal"/>
    </style:style>
    <style:style style:name="T60" style:family="text">
      <style:text-properties style:font-name="Source Serif Pro" fo:font-size="10pt" fo:font-weight="normal" officeooo:rsid="000c2779" fo:background-color="#ffffff" loext:char-shading-value="0" style:font-size-asian="10pt" style:font-weight-asian="normal" style:font-size-complex="10pt" style:font-weight-complex="normal"/>
    </style:style>
    <style:style style:name="T61" style:family="text">
      <style:text-properties style:font-name="Source Serif Pro" fo:font-size="10pt" fo:font-weight="normal" officeooo:rsid="003ad726" fo:background-color="#ffffff" loext:char-shading-value="0" style:font-size-asian="10pt" style:font-weight-asian="normal" style:font-size-complex="10pt" style:font-weight-complex="normal"/>
    </style:style>
    <style:style style:name="T62" style:family="text">
      <style:text-properties style:font-name="Source Serif Pro" fo:font-size="10pt" fo:font-weight="normal" officeooo:rsid="00147991" fo:background-color="#ffffff" loext:char-shading-value="0" style:font-size-asian="10pt" style:font-weight-asian="normal" style:font-size-complex="10pt" style:font-weight-complex="normal"/>
    </style:style>
    <style:style style:name="T63" style:family="text">
      <style:text-properties style:font-name="Source Serif Pro" fo:font-size="10pt" fo:font-weight="normal" officeooo:rsid="0042d177" fo:background-color="#ffffff" loext:char-shading-value="0" style:font-size-asian="10pt" style:font-weight-asian="normal" style:font-size-complex="10pt" style:font-weight-complex="normal"/>
    </style:style>
    <style:style style:name="T64" style:family="text">
      <style:text-properties style:font-name="Source Serif Pro" fo:font-size="10pt" fo:background-color="transparent" loext:char-shading-value="0" style:font-size-asian="10pt" style:font-size-complex="10pt"/>
    </style:style>
    <style:style style:name="T65" style:family="text">
      <style:text-properties style:font-name="Source Serif Pro" fo:font-size="10pt" officeooo:rsid="00128c53" fo:background-color="transparent" loext:char-shading-value="0" style:font-size-asian="10pt" style:font-size-complex="10pt"/>
    </style:style>
    <style:style style:name="T66" style:family="text">
      <style:text-properties style:font-name="Source Serif Pro" fo:font-size="10pt" officeooo:rsid="001083a2" fo:background-color="transparent" loext:char-shading-value="0" style:font-size-asian="10pt" style:font-size-complex="10pt"/>
    </style:style>
    <style:style style:name="T67" style:family="text">
      <style:text-properties style:font-name="Source Serif Pro" fo:font-size="10pt" officeooo:rsid="0012119d" fo:background-color="transparent" loext:char-shading-value="0" style:font-size-asian="10pt" style:font-size-complex="10pt"/>
    </style:style>
    <style:style style:name="T68" style:family="text">
      <style:text-properties style:font-name="Source Serif Pro" fo:font-size="10pt" officeooo:rsid="003b393b" fo:background-color="transparent" loext:char-shading-value="0" style:font-size-asian="10pt" style:font-size-complex="10pt"/>
    </style:style>
    <style:style style:name="T69" style:family="text">
      <style:text-properties style:font-name="Source Serif Pro" fo:font-size="10pt" officeooo:rsid="001dc024" fo:background-color="transparent" loext:char-shading-value="0" style:font-size-asian="10pt" style:font-size-complex="10pt"/>
    </style:style>
    <style:style style:name="T70" style:family="text">
      <style:text-properties style:font-name="Source Serif Pro" fo:font-size="10pt" officeooo:rsid="00295c97" fo:background-color="transparent" loext:char-shading-value="0" style:font-size-asian="10pt" style:font-size-complex="10pt"/>
    </style:style>
    <style:style style:name="T71" style:family="text">
      <style:text-properties style:font-name="Source Serif Pro" fo:font-size="10pt" officeooo:rsid="00260b37" fo:background-color="transparent" loext:char-shading-value="0" style:font-size-asian="10pt" style:font-size-complex="10pt"/>
    </style:style>
    <style:style style:name="T72" style:family="text">
      <style:text-properties style:font-name="Source Serif Pro" fo:font-size="10pt" officeooo:rsid="00162e94" fo:background-color="transparent" loext:char-shading-value="0" style:font-size-asian="10pt" style:font-size-complex="10pt"/>
    </style:style>
    <style:style style:name="T73" style:family="text">
      <style:text-properties style:font-name="Source Serif Pro" fo:font-size="10pt" officeooo:rsid="00523090" fo:background-color="transparent" loext:char-shading-value="0" style:font-size-asian="10pt" style:font-size-complex="10pt"/>
    </style:style>
    <style:style style:name="T74" style:family="text">
      <style:text-properties style:font-name="Source Serif Pro" fo:font-size="10pt" officeooo:rsid="0058e177" fo:background-color="transparent" loext:char-shading-value="0" style:font-size-asian="10pt" style:font-size-complex="10pt"/>
    </style:style>
    <style:style style:name="T75" style:family="text">
      <style:text-properties style:font-name="Source Serif Pro" fo:font-size="10pt" officeooo:rsid="005d5de4" fo:background-color="transparent" loext:char-shading-value="0" style:font-size-asian="10pt" style:font-size-complex="10pt"/>
    </style:style>
    <style:style style:name="T76" style:family="text">
      <style:text-properties style:font-name="Source Serif Pro" fo:font-size="10pt" officeooo:rsid="00600581" fo:background-color="transparent" loext:char-shading-value="0" style:font-size-asian="10pt" style:font-size-complex="10pt"/>
    </style:style>
    <style:style style:name="T77" style:family="text">
      <style:text-properties style:font-name="Source Serif Pr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8" style:family="text">
      <style:text-properties style:font-name="Source Serif Pro" fo:font-size="10pt" fo:font-weight="bold" officeooo:rsid="003ad726" fo:background-color="#ffffff" loext:char-shading-value="0" style:font-size-asian="10pt" style:font-weight-asian="bold" style:font-size-complex="10pt" style:font-weight-complex="bold"/>
    </style:style>
    <style:style style:name="T79" style:family="text">
      <style:text-properties style:font-name="Source Serif Pro" fo:font-size="10pt" style:text-underline-style="solid" style:text-underline-width="auto" style:text-underline-color="font-color" fo:font-weight="normal" officeooo:rsid="00147991" fo:background-color="#ffffff" loext:char-shading-value="0" style:font-size-asian="10pt" style:font-weight-asian="normal" style:font-size-complex="10pt" style:font-weight-complex="normal"/>
    </style:style>
    <style:style style:name="T80" style:family="text">
      <style:text-properties fo:background-color="#ffffff" loext:char-shading-value="0"/>
    </style:style>
    <style:style style:name="T81" style:family="text">
      <style:text-properties officeooo:rsid="00162e94" fo:background-color="#ffffff" loext:char-shading-value="0"/>
    </style:style>
    <style:style style:name="T82" style:family="text">
      <style:text-properties officeooo:rsid="00161a1d" fo:background-color="#ffffff" loext:char-shading-value="0"/>
    </style:style>
    <style:style style:name="T83" style:family="text">
      <style:text-properties officeooo:rsid="003dc361" fo:background-color="#ffffff" loext:char-shading-value="0"/>
    </style:style>
    <style:style style:name="T84" style:family="text">
      <style:text-properties officeooo:rsid="003f3890" fo:background-color="#ffffff" loext:char-shading-value="0"/>
    </style:style>
    <style:style style:name="T85" style:family="text">
      <style:text-properties officeooo:rsid="0017e628" fo:background-color="#ffffff" loext:char-shading-value="0"/>
    </style:style>
    <style:style style:name="T86" style:family="text">
      <style:text-properties officeooo:rsid="0040048e" fo:background-color="#ffffff" loext:char-shading-value="0"/>
    </style:style>
    <style:style style:name="T87" style:family="text">
      <style:text-properties officeooo:rsid="00430a05" fo:background-color="#ffffff" loext:char-shading-value="0"/>
    </style:style>
    <style:style style:name="T88" style:family="text">
      <style:text-properties officeooo:rsid="0029eab4" fo:background-color="#ffffff" loext:char-shading-value="0"/>
    </style:style>
    <style:style style:name="T89" style:family="text">
      <style:text-properties officeooo:rsid="004159c4" fo:background-color="#ffffff" loext:char-shading-value="0"/>
    </style:style>
    <style:style style:name="T90" style:family="text">
      <style:text-properties officeooo:rsid="002cc81c" fo:background-color="#ffffff" loext:char-shading-value="0"/>
    </style:style>
    <style:style style:name="T91" style:family="text">
      <style:text-properties officeooo:rsid="002a1f91" fo:background-color="#ffffff" loext:char-shading-value="0"/>
    </style:style>
    <style:style style:name="T92" style:family="text">
      <style:text-properties officeooo:rsid="00417ea4" fo:background-color="#ffffff" loext:char-shading-value="0"/>
    </style:style>
    <style:style style:name="T93" style:family="text">
      <style:text-properties officeooo:rsid="004774a1" fo:background-color="#ffffff" loext:char-shading-value="0"/>
    </style:style>
    <style:style style:name="T94" style:family="text">
      <style:text-properties officeooo:rsid="0034eeb5" fo:background-color="#ffffff" loext:char-shading-value="0"/>
    </style:style>
    <style:style style:name="T95" style:family="text">
      <style:text-properties officeooo:rsid="00468d59" fo:background-color="#ffffff" loext:char-shading-value="0"/>
    </style:style>
    <style:style style:name="T96" style:family="text">
      <style:text-properties officeooo:rsid="0012119d" fo:background-color="#ffffff" loext:char-shading-value="0"/>
    </style:style>
    <style:style style:name="T97" style:family="text">
      <style:text-properties officeooo:rsid="002ebdc0" fo:background-color="#ffffff" loext:char-shading-value="0"/>
    </style:style>
    <style:style style:name="T98" style:family="text">
      <style:text-properties officeooo:rsid="003149c9" fo:background-color="#ffffff" loext:char-shading-value="0"/>
    </style:style>
    <style:style style:name="T99" style:family="text">
      <style:text-properties officeooo:rsid="00493193" fo:background-color="#ffffff" loext:char-shading-value="0"/>
    </style:style>
    <style:style style:name="T100" style:family="text">
      <style:text-properties officeooo:rsid="00517eaa" fo:background-color="#ffffff" loext:char-shading-value="0"/>
    </style:style>
    <style:style style:name="T101" style:family="text">
      <style:text-properties officeooo:rsid="00523090" fo:background-color="#ffffff" loext:char-shading-value="0"/>
    </style:style>
    <style:style style:name="T102" style:family="text">
      <style:text-properties officeooo:rsid="0058e177" fo:background-color="#ffffff" loext:char-shading-value="0"/>
    </style:style>
    <style:style style:name="T103" style:family="text">
      <style:text-properties officeooo:rsid="00600581" fo:background-color="#ffffff" loext:char-shading-value="0"/>
    </style:style>
    <style:style style:name="T104" style:family="text">
      <style:text-properties officeooo:rsid="00468d59"/>
    </style:style>
    <style:style style:name="T105" style:family="text">
      <style:text-properties style:use-window-font-color="true" style:font-name="Source Serif Pro" fo:font-size="10pt" style:text-underline-style="solid" style:text-underline-width="auto" style:text-underline-color="font-color" officeooo:rsid="001083a2" fo:background-color="transparent" loext:char-shading-value="0" style:font-name-asian="Consolas" style:font-size-asian="10pt" style:font-name-complex="Consolas" style:font-size-complex="10pt"/>
    </style:style>
    <style:style style:name="T106" style:family="text">
      <style:text-properties officeooo:rsid="0058e0c7"/>
    </style:style>
    <style:style style:name="T107" style:family="text">
      <style:text-properties officeooo:rsid="0058e177"/>
    </style:style>
    <style:style style:name="T108" style:family="text">
      <style:text-properties officeooo:rsid="005956f4"/>
    </style:style>
    <style:style style:name="T109" style:family="text">
      <style:text-properties officeooo:rsid="005a5831"/>
    </style:style>
    <style:style style:name="T110" style:family="text">
      <style:text-properties officeooo:rsid="005d5de4"/>
    </style:style>
    <style:style style:name="T111" style:family="text">
      <style:text-properties officeooo:rsid="00600581"/>
    </style:style>
    <style:style style:name="T112" style:family="text">
      <style:text-properties officeooo:rsid="0061e0f9"/>
    </style:style>
    <style:style style:name="Sect1" style:family="section">
      <style:section-properties text:dont-balance-text-columns="false" style:editable="false">
        <style:columns fo:column-count="2" fo:column-gap="0.399cm">
          <style:column-sep style:width="0.009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ERMO DE RESPONSABILIDADE</text:p>
      <text:p text:style-name="P30">Este termo <text:span text:style-name="T107">tem como objetivo</text:span> deixá-lo ciente do que é a Installfest de GNU/Linux do sancaLUG, quais são as expectativas para o novo sistema operacional e os riscos inerentes à sua instalação, configuração e uso. Você tem total liberdade para não aceitar o termo, situação em que lhe convidamos a observar como são feitas as instalações em outros computadores até que se sinta confortável com os procedimentos, resultados esperados e riscos envolvidos. O sistema operacional GNU/Linux é livre e sempre será, não faltando <text:span text:style-name="T107">novas</text:span> oportunidades para você <text:span text:style-name="T112">tê-lo </text:span>instalado em seu computador.</text:p>
      <text:section text:style-name="Sect1" text:name="Section1">
        <text:p text:style-name="P16">1. Sobre o evento</text:p>
        <text:p text:style-name="P10"><text:span text:style-name="T7">1.</text:span><text:span text:style-name="T8">1.</text:span><text:span text:style-name="T49"> </text:span>O <text:span text:style-name="T16">evento denominado de</text:span> “Installfest de <text:span text:style-name="T40">GNU/</text:span>Linux”, <text:span text:style-name="T40">ou simplesmente “Installfest”,</text:span> é organizado pelo sancaLUG (São Carlos Area Linux User Group), <text:span text:style-name="T16">o qual reune </text:span>voluntários para realiza<text:span text:style-name="T44">r</text:span> demonstrações, <text:span text:style-name="T40">orientações,</text:span> instala<text:span text:style-name="T16">ções e configurações de distribuições livres do</text:span> <text:span text:style-name="T40">S</text:span>istema <text:span text:style-name="T40">O</text:span>peracional <text:span text:style-name="T49">GNU/Linux nos computadores d</text:span><text:span text:style-name="T50">e pessoas</text:span><text:span text:style-name="T49"> interessad</text:span><text:span text:style-name="T51">a</text:span><text:span text:style-name="T49">s </text:span><text:span text:style-name="T52">que concordem com as condições apresentadas nes</text:span><text:span text:style-name="T53">t</text:span><text:span text:style-name="T52">e documento</text:span><text:span text:style-name="T49">.</text:span></text:p>
        <text:p text:style-name="P15"><text:span text:style-name="T78">1.2.</text:span><text:span text:style-name="T58"> </text:span><text:span text:style-name="T59">O evento e suas atividades são </text:span><text:span text:style-name="T58">de abrangência pública </text:span><text:span text:style-name="T60">e</text:span><text:span text:style-name="T58"> de participação gratuita, </text:span><text:span text:style-name="T61">entretanto, em respeito a todo público presente, poderá ser retirado do evento o participante que cometer atos incompatíveis ao Código de Conduta do evento, o qual se encontr</text:span><text:span text:style-name="T56">a </text:span><text:span text:style-name="T57">afixado</text:span><text:span text:style-name="T62"> no local do evento e disponível no site </text:span><text:span text:style-name="T79">https://sancalug. org/</text:span><text:span text:style-name="T58">. </text:span><text:span text:style-name="T63">Menores de idade devem ter autorização de seus pais ou de seu responsável legal para participarem do evento.</text:span></text:p>
        <text:p text:style-name="P3"><text:span text:style-name="T7">1.3.</text:span> A segurança do<text:span text:style-name="T109">s</text:span> bens do participante é de responsabilidade do próprio participante.</text:p>
        <text:p text:style-name="P6"><text:span text:style-name="T8">1.4.</text:span><text:span text:style-name="T47"> Para realizar a instal</text:span><text:span text:style-name="T19">ação </text:span><text:span text:style-name="T21">da distribuição</text:span><text:span text:style-name="T18">, </text:span><text:span text:style-name="T20">seja ela </text:span><text:span text:style-name="T19">feita</text:span><text:span text:style-name="T20"> pelo próprio dono do computador ou por </text:span><text:span text:style-name="T21">um </text:span><text:span text:style-name="T45">instalador d</text:span><text:span text:style-name="T46">a organização</text:span><text:span text:style-name="T20">,</text:span><text:span text:style-name="T18"> é </text:span><text:span text:style-name="T19">necessário</text:span><text:span text:style-name="T18"> comparecer no lo</text:span><text:span text:style-name="T40">cal do evento munido de seu computador, ler este termo de responsabilidade, concordar com todos os itens nele apresentados e assiná-lo.</text:span></text:p>
        <text:p text:style-name="P4"><text:span text:style-name="T7">1.5.</text:span> O Installfest se propõe a instalar uma <text:span text:style-name="T111">única </text:span>distribuição GNU/Linux em somente 1 (um) computador por pessoa.</text:p>
        <text:p text:style-name="P5"><text:span text:style-name="T7">1.6. </text:span>Caso não seja possível efetuar a instalação do sistema operacional dentro do horário estipulado para o evento ou por problemas técnicos, o evento, organizadores, apoiadores ou quaisquer envolvidos não estarão obrigados a efetuá-la.</text:p>
        <text:p text:style-name="P7"><text:span text:style-name="T8">1.7.</text:span> Não há compromisso de suporte aos participantes fora do <text:span text:style-name="T107">I</text:span>nstallfest.</text:p>
        <text:p text:style-name="P9"/>
        <text:p text:style-name="P11">2. Sobre <text:span text:style-name="T48">os softwares e suas instalações, configurações e usos</text:span></text:p>
        <text:p text:style-name="P14"><text:span text:style-name="T77">2.1.</text:span><text:span text:style-name="T64"> O Sistema Operacional</text:span><text:span text:style-name="T65">,</text:span><text:span text:style-name="T64"> </text:span><text:span text:style-name="T65">denominado “GNU/Linux”,</text:span><text:span text:style-name="T64"> é composto pelo Kernel Linux e as Ferramentas GNU. </text:span><text:span text:style-name="T66">Esse </text:span><text:span text:style-name="T67">Sistema Operacional</text:span><text:span text:style-name="T66"> </text:span><text:span text:style-name="T64">é </text:span><text:span text:style-name="T68">l</text:span><text:span text:style-name="T64">ivre, sendo regulado pela licença GNU/GPL </text:span><text:span text:style-name="T66">(disponível em </text:span><text:span text:style-name="T105">www.gnu.org/licenses/licenses. html#GPL</text:span><text:span text:style-name="T66"> </text:span><text:span text:style-name="T69">e no local do evento)</text:span><text:span text:style-name="T64">, </text:span><text:span text:style-name="T66">a qual permite que qualquer pessoa possa </text:span><text:span text:style-name="T68">usá-lo,</text:span><text:span text:style-name="T66"> modificá-lo, copiá-lo, distribui-lo </text:span><text:span text:style-name="T70">ou</text:span><text:span text:style-name="T71"> </text:span><text:span text:style-name="T68">acessar seu código fonte</text:span><text:span text:style-name="T71"> livremente</text:span><text:span text:style-name="T64">. </text:span><text:span text:style-name="T74">Geralmente, o</text:span><text:span text:style-name="T66"> Sistema Operacional </text:span><text:span text:style-name="T67">é </text:span><text:span text:style-name="T76">distribuído</text:span><text:span text:style-name="T66"> </text:span><text:span text:style-name="T67">com</text:span><text:span text:style-name="T64"> </text:span><text:span text:style-name="T72">aplicativos agregados</text:span><text:span text:style-name="T64"> </text:span><text:span text:style-name="T67">que compleme</text:span><text:span text:style-name="T75">n</text:span><text:span text:style-name="T67">tam </text:span><text:span text:style-name="T74">sua</text:span><text:span text:style-name="T67"> função e viabilizam seu uso para diferentes atividades cotidianas do público em geral, entretanto esses </text:span><text:span text:style-name="T72">aplicativos</text:span><text:span text:style-name="T67"> </text:span><text:span text:style-name="T64">pode</text:span><text:span text:style-name="T73">m</text:span><text:span text:style-name="T64"> ser regulados por outras licença</text:span><text:span text:style-name="T67">s. </text:span><text:span text:style-name="T71">A composição do Sistema Operacional com os aplicativos agregados é denominada “Distribuição GNU/Linux”.</text:span></text:p>
        <text:p text:style-name="P32"><text:span text:style-name="T14">2.1.1.</text:span><text:span text:style-name="T22"> </text:span><text:span text:style-name="T23">A verificação </text:span><text:span text:style-name="T22">e aceitação</text:span><text:span text:style-name="T23"> das licenças </text:span><text:span text:style-name="T22">dos softwares</text:span><text:span text:style-name="T23">, incluindo </text:span><text:span text:style-name="T19">aquelas</text:span><text:span text:style-name="T23"> dos </text:span><text:span text:style-name="T24">aplicativos </text:span><text:span text:style-name="T22">agregados</text:span><text:span text:style-name="T24"> </text:span><text:span text:style-name="T19">presentes na Distribuição GNU/Linux</text:span><text:span text:style-name="T23">, </text:span><text:span text:style-name="T22">é de responsabilidade do dono do computador</text:span><text:span text:style-name="T17">.</text:span></text:p>
        <text:p text:style-name="P12"><text:span text:style-name="T6">2.2. </text:span><text:span text:style-name="T81">O Sistema Operacional </text:span><text:span text:style-name="T23">é o responsável por realizar a </text:span><text:span text:style-name="T24">interação</text:span><text:span text:style-name="T23"> entre as partes físicas (hardware) e as partes lógicas (softwares) de seu computador, </text:span><text:span text:style-name="T25">portanto </text:span><text:span text:style-name="T26">qualquer tentativa de</text:span><text:span text:style-name="T82"> instalação, </text:span><text:span text:style-name="T83">configuração ou</text:span><text:span text:style-name="T82"> uso de </text:span><text:span text:style-name="T84">qualquer</text:span><text:span text:style-name="T82"> Sistema Operacional, </text:span><text:span text:style-name="T84">incluindo seus softwares agregados,</text:span><text:span text:style-name="T82"> envolve</text:span><text:span text:style-name="T83">m</text:span><text:span text:style-name="T82"> </text:span><text:span text:style-name="T85">risco</text:span><text:span text:style-name="T83">s</text:span><text:span text:style-name="T85"> de dano físico às peças do computador e </text:span><text:span text:style-name="T102">de</text:span><text:span text:style-name="T85"> perda de dados </text:span><text:span text:style-name="T103">previamente</text:span><text:span text:style-name="T85"> armazenados nas memórias do computador, </text:span><text:span text:style-name="T86">in</text:span><text:span text:style-name="T54">dependentemente do cuidado, precaução, instrução ou experiência do instalador ou usuário</text:span><text:span text:style-name="T55">.</text:span></text:p>
        <text:p text:style-name="P17"><text:span text:style-name="T13">2.</text:span><text:span text:style-name="T11">3.</text:span><text:span text:style-name="T13"> </text:span><text:span text:style-name="T28">Todo e qualquer problema decorrente </text:span><text:span text:style-name="T29">d</text:span><text:span text:style-name="T30">o processo de instalação, </text:span><text:span text:style-name="T29">configuração</text:span><text:span text:style-name="T30"> ou uso</text:span><text:span text:style-name="T28"> d</text:span><text:span text:style-name="T29">a distribuição </text:span><text:span text:style-name="T31">GNU/Linux</text:span><text:span text:style-name="T29">, incluindo, </text:span><text:span text:style-name="T38">mas não se limitando a,</text:span><text:span text:style-name="T29"> </text:span><text:span text:style-name="T27">possíveis </text:span><text:span text:style-name="T31">perda</text:span><text:span text:style-name="T27">s</text:span><text:span text:style-name="T31"> de dados, danos lógicos </text:span><text:span text:style-name="T27">ou</text:span><text:span text:style-name="T31"> danos físicos ao harware,</text:span><text:span text:style-name="T29"> </text:span><text:span text:style-name="T28">não </text:span><text:span text:style-name="T29">são</text:span><text:span text:style-name="T28"> responsabilidade dos organizadores, </text:span><text:span text:style-name="T29">instaladores </text:span><text:span text:style-name="T27">ou</text:span><text:span text:style-name="T29"> patrocinadores</text:span><text:span text:style-name="T28"> do Installfest.</text:span></text:p>
        <text:p text:style-name="P33"><text:span text:style-name="T12">2.</text:span><text:span text:style-name="T9">3.1. </text:span><text:span text:style-name="T87">Seja necessidade do</text:span><text:span text:style-name="T88"> processo de instalação, ou </text:span><text:span text:style-name="T87">vontade</text:span><text:span text:style-name="T88"> do interessado, </text:span><text:span text:style-name="T87">manter </text:span><text:span text:style-name="T82">mais de um sistema operacional instalado n</text:span><text:span text:style-name="T88">o</text:span><text:span text:style-name="T82"> mesm</text:span><text:span text:style-name="T88">o</text:span><text:span text:style-name="T82"> </text:span><text:span text:style-name="T88">computador </text:span><text:span text:style-name="T87">(</text:span><text:span text:style-name="T82">dual boot</text:span><text:span text:style-name="T87">) por meio de configuração</text:span><text:span text:style-name="T82"> ou de particionamento d</text:span><text:span text:style-name="T88">o</text:span><text:span text:style-name="T82"> </text:span><text:span text:style-name="T88">disco rígido</text:span><text:span text:style-name="T82">, o evento não é responsável </text:span><text:span text:style-name="T86">por perda de </text:span><text:span text:style-name="T89">dados,</text:span><text:span text:style-name="T82"> estabilidade do</text:span><text:span text:style-name="T90">s</text:span><text:span text:style-name="T82"> sistema</text:span><text:span text:style-name="T90">s operacionais</text:span><text:span text:style-name="T82"> ou </text:span><text:span text:style-name="T90">da reinstalação</text:span><text:span text:style-name="T82"> de outros sistemas operacionais </text:span><text:span text:style-name="T90">previamente </text:span><text:span text:style-name="T82">presentes </text:span><text:span text:style-name="T90">no computador</text:span><text:span text:style-name="T82">.</text:span></text:p>
        <text:p text:style-name="P35"><text:span text:style-name="T4">2.</text:span><text:span text:style-name="T5">3.2.</text:span><text:span text:style-name="T4"> </text:span><text:span text:style-name="T92">Esteja</text:span><text:span text:style-name="T91"> ciente que o sistema operacional presente em seu computador anteriormente ao processo de instalação pode ser </text:span><text:span text:style-name="T103">excluído</text:span><text:span text:style-name="T91">, modificado ou não funcionar como antes, sendo a organização, os instaladores e patrocinadores isentos da responsabilidade de retorná-lo ao seu estado anterior.</text:span></text:p>
        <text:p text:style-name="P8"><text:span text:style-name="T10">2.</text:span><text:span text:style-name="T11">4.</text:span><text:span text:style-name="T32"> </text:span><text:span text:style-name="T25">O </text:span><text:span text:style-name="T32">participante deve</text:span><text:span text:style-name="T33"> </text:span><text:span text:style-name="T39">possuir</text:span><text:span text:style-name="T25"> uma cópia </text:span><text:span text:style-name="T33">(backup) atualizada</text:span><text:span text:style-name="T25"> de todos os </text:span><text:span text:style-name="T33">arquivos </text:span><text:span text:style-name="T34">e sistemas operacionais</text:span><text:span text:style-name="T25"> </text:span><text:span text:style-name="T33">presentes </text:span><text:span text:style-name="T35">no computador</text:span><text:span text:style-name="T33"> </text:span><text:span text:style-name="T30">em </text:span><text:span text:style-name="T33">que deseja realizar a instalação, </text:span><text:span text:style-name="T36">configuração ou uso</text:span><text:span text:style-name="T33"> </text:span><text:span text:style-name="T30">d</text:span><text:span text:style-name="T36">a distribuição do</text:span><text:span text:style-name="T30"> sistema operacional GNU/Linux</text:span><text:span text:style-name="T25">.</text:span></text:p>
        <text:p text:style-name="P34"><text:span text:style-name="T10">2.</text:span><text:span text:style-name="T11">4</text:span><text:span text:style-name="T10">.1.</text:span><text:span text:style-name="T32"> </text:span><text:span text:style-name="T37">O evento</text:span><text:span text:style-name="T28"> não se responsabiliza pelo armazenamento de arquivos </text:span><text:span text:style-name="T35">do interessado o</text:span><text:span text:style-name="T34">u</text:span><text:span text:style-name="T35"> realização de </text:span><text:span text:style-name="T28">backup.</text:span></text:p>
        <text:p text:style-name="P13"><text:span text:style-name="T2">2.</text:span><text:span text:style-name="T3">5.</text:span><text:span text:style-name="T93"> Esteja ciente que a </text:span><text:span text:style-name="T101">d</text:span><text:span text:style-name="T93">istribuição </text:span><text:span text:style-name="T101">GNU/Linux</text:span><text:span text:style-name="T93"> é instalada gratuitamente no estado em que se encontra. Os detentores de copyright dos softwares e o evento não fo</text:span><text:span text:style-name="T103">r</text:span><text:span text:style-name="T93">necem nenhum tipo de garantia ao participante, incluindo, mas não se limitando a, adequação a um determinado propósito, qualidade, precisão ou performance dos softwares ou de suas documentações.</text:span></text:p>
      </text:section>
      <text:p text:style-name="P1">R<text:span text:style-name="T106">u</text:span>brica: ____________</text:p>
      <text:p text:style-name="P2"><text:soft-page-break/></text:p>
      <text:p text:style-name="P2"/>
      <text:p text:style-name="P31"><text:span text:style-name="T80"><text:tab/>Eu, __________________________________, </text:span><text:span text:style-name="T94">portador do RG de número ____________________,</text:span><text:span text:style-name="T80"> declaro que </text:span><text:span text:style-name="T1">li e concordo</text:span><text:span text:style-name="T80"> com todos os itens </text:span><text:span text:style-name="T95">e condições </text:span><text:span text:style-name="T93">do</text:span><text:span text:style-name="T94"> “Termo de Responsabilidade </text:span><text:span text:style-name="T99">do</text:span><text:span text:style-name="T94"> Installfest de </text:span><text:span text:style-name="T96">GNU/</text:span><text:span text:style-name="T94">Linux do sancaLUG”,</text:span><text:span text:style-name="T80"> </text:span><text:span text:style-name="T99">o qual foi </text:span><text:span text:style-name="T93">apresentado</text:span><text:span text:style-name="T99"> a mim antes de qualquer manuseio de meu computador</text:span><text:span text:style-name="T93">, </text:span><text:span text:style-name="T80">assim como </text:span><text:span text:style-name="T97">compareci ao evento e</text:span><text:span text:style-name="T80"> sujeitei </text:span><text:span text:style-name="T97">meu computador </text:span><text:span text:style-name="T94">a</text:span><text:span text:style-name="T80">o</text:span><text:span text:style-name="T93">s</text:span><text:span text:style-name="T80"> processo</text:span><text:span text:style-name="T94">s</text:span><text:span text:style-name="T80"> de instalação, configuração </text:span><text:span text:style-name="T94">ou</text:span><text:span text:style-name="T80"> uso d</text:span><text:span text:style-name="T98">e qualquer</text:span><text:span text:style-name="T80"> distribuição GNU/Linux, incluindo seu sistema operacional e aplicativos agregados, por livre e espontânea vontade. Declaro </text:span><text:span text:style-name="T97">explicitamente</text:span><text:span text:style-name="T80"> estar ciente dos riscos existentes ao</text:span><text:span text:style-name="T94">s</text:span><text:span text:style-name="T80"> processo</text:span><text:span text:style-name="T94">s</text:span><text:span text:style-name="T80"> de instalação, configuração </text:span><text:span text:style-name="T94">ou</text:span><text:span text:style-name="T80"> uso da distribuição GNU/Linux, assumo toda responsabilidade por qualquer eventualidade ocorrida aos dados ou peças de meu computador </text:span><text:span text:style-name="T97">e não atribuirei a culpa da ocorrência dessas eventualidades aos organizadores, instaladores ou patrocinadores do evento</text:span><text:span text:style-name="T80">. </text:span><text:span text:style-name="T100">Compreendo que não há garantia de qualidade e desempenho dos softwares e, caso os softwares ou sua documentação apresentem defeitos, assumo total responsabilidade por reparos e correções necessários. Concordo em ser responsável por qualquer requisito presente </text:span><text:span text:style-name="T101">nas licenças dos softwares </text:span><text:span text:style-name="T80">d</text:span><text:span text:style-name="T98">e qualquer</text:span><text:span text:style-name="T80"> distribuição GNU/Linux, incluindo seu sistema operacional e aplicativos agregados.</text:span></text:p>
      <text:p text:style-name="P18"/>
      <text:p text:style-name="P21"/>
      <text:p text:style-name="P21"><text:tab/><text:tab/><text:tab/><text:span text:style-name="T104">Assinatura: </text:span>_______________________________________________</text:p>
      <text:p text:style-name="P21"/>
      <text:p text:style-name="P21"/>
      <text:p text:style-name="P23">Data: _______________, _____ de _______________ de ______</text:p>
      <text:p text:style-name="P24"/>
      <text:p text:style-name="P24"/>
      <text:p text:style-name="P21">Dados da máquina (Marca, <text:span text:style-name="T15">modelo e número de série)</text:span>: </text:p>
      <text:p text:style-name="P21"/>
      <text:p text:style-name="P22">______________________________________________________________________________________________________</text:p>
      <text:p text:style-name="P21"/>
      <text:p text:style-name="P25">Responsável pela instalação:</text:p>
      <text:p text:style-name="P26">( <text:s/>) Dono do computador. <text:s text:c="3"/>( <text:s/>) Voluntário <text:span text:style-name="T108">(</text:span>Nome e Assinatura<text:span text:style-name="T108">)</text:span>: _______________________________________________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Source Serif Pro" svg:font-family="'Source Serif Pro'" style:font-family-generic="roman" style:font-pitch="variable"/>
    <style:font-face style:name="Caladea" svg:font-family="Caladea" style:font-family-generic="swiss" style:font-pitch="variable"/>
    <style:font-face style:name="Source Sans Pro" svg:font-family="'Source Sans Pro'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9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08-27T15:35:51.396533756</dc:date>
    <meta:editing-duration>PT5H49M1S</meta:editing-duration>
    <meta:editing-cycles>62</meta:editing-cycles>
    <meta:document-statistic meta:table-count="0" meta:image-count="0" meta:object-count="0" meta:page-count="2" meta:paragraph-count="28" meta:word-count="1001" meta:character-count="7159" meta:non-whitespace-character-count="6176"/>
  </office:meta>
</office:document-meta>
</file>